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93f5" officeooo:paragraph-rsid="001693f5"/>
    </style:style>
    <style:style style:name="P2" style:family="paragraph" style:parent-style-name="Standard">
      <style:paragraph-properties fo:text-align="start" style:justify-single-word="false"/>
      <style:text-properties officeooo:rsid="001693f5" officeooo:paragraph-rsid="001693f5"/>
    </style:style>
    <style:style style:name="P3" style:family="paragraph" style:parent-style-name="Standard">
      <style:paragraph-properties fo:text-align="start" style:justify-single-word="false"/>
      <style:text-properties officeooo:rsid="001693f5" officeooo:paragraph-rsid="001693f5"/>
    </style:style>
    <style:style style:name="P4" style:family="paragraph" style:parent-style-name="Standard">
      <style:paragraph-properties fo:text-align="start" style:justify-single-word="false"/>
      <style:text-properties officeooo:rsid="0019b26a" officeooo:paragraph-rsid="0019b26a"/>
    </style:style>
    <style:style style:name="T1" style:family="text">
      <style:text-properties officeooo:rsid="0017f1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tut</text:p>
      <text:p text:style-name="P2">Intro :</text:p>
      <text:p text:style-name="P2">De nos jours, la musique est partout avec nous:en voiture, lorsqu’on marche avec ses écouteurs, à la télévision. Cependant avec l’évolution de la technologie, la création musicale a changé et se fait maintenant majoritairement à l’aide de logiciel de Musique Assistée par Ordinateur (abrégé MAO par la suite). Nous allons donc nous intéresser à ces logiciels permettant à n’importe qui de créer une œuvre. <text:span text:style-name="T1">Tout d’abord nous vous présenterons une définition et une présentation des différents types de MAO et leur fonctionnement, puis nous nous intéresseront à la partie économique et légale de ces logiciels avec une analyse d’un sondage que nous avons réalisés dans le cadre de notre projet et pour finir, une partie dédiée à l’explication du développement de notre site web.</text:span></text:p>
      <text:p text:style-name="P2"/>
      <text:p text:style-name="P4">Partie I : Les différents types de MAO et leur fonctionnement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6T17:41:07.459000000</meta:creation-date>
    <dc:date>2020-11-12T14:46:43.551000000</dc:date>
    <meta:editing-duration>PT30M19S</meta:editing-duration>
    <meta:editing-cycles>3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4" meta:word-count="139" meta:character-count="854" meta:non-whitespace-character-count="719"/>
  </office:meta>
</office:document-meta>
</file>